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4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4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4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4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4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4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4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4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4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4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4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4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2">
          <table:table-cell table:number-columns-repeated="6"/>
          <table:table-cell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4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2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2">
          <table:table-cell table:style-name="ce5" office:value-type="float" office:value="49">
            <text:p>49</text:p>
          </table:table-cell>
          <table:table-cell table:formula="of:=['weeknr 49'.G21]" office:value-type="time" office:time-value="PT00H00M00S">
            <text:p>00:00:0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09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2T14:09:10.38</dc:date>
    <meta:editing-duration>PT8H48M54S</meta:editing-duration>
    <meta:editing-cycles>13</meta:editing-cycles>
    <meta:generator>OpenOffice.org/3.4.1$Win32 OpenOffice.org_project/341m1$Build-9593</meta:generator>
    <meta:document-statistic meta:table-count="3" meta:cell-count="167" meta:object-count="0"/>
  </office:meta>
</office:document-meta>
</file>